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ch beantrage eine Verlängerung der Abgabefrist meiner Bachelor-Thesis, da ich seit 2 Jahren an einem Müdigkeitsproblem leide, das sich in den letzten Monaten unvorhersehbar verschlimmert hat, sowie wegen zwei unvorhersehbaren Infektionen, die mich schwer ledierten und mir in diesem und letztem Monat mehrere Wochen Bearbeitungszeit nahmen. Zu diesen drei gesundheitlichen Problemen sende ich Ihnen Atteste zu.<text:line-break/><text:line-break/>Das Müdigkeitsproblem, das trotz reichlicher Besuche spezialisierter Ärzte bislang unerklärt ist, tritt in Schwankender Intensität auf, jedoch immer in einer solchen, dass ich für alle Alltagsaufgaben des Tages ein vielfaches der Zeit brauche, die ich vor der Erkrankung, oder gesunde Menschen ohne diese Erkrankung mit gleicher Qualifikation brauchen.<text:line-break/><text:line-break/>In den letzten 2 Monaten ist diese dauerhafte Müdigkeit in einer solchen Intensität vorhanden, dass ich das bis zu 10-Fache für sämtliche Aufgaben brauche. Dadurch arbeite ich an meiner Bachelor-Thesis so langsam, dass ich die Abgabe am letzten Dezember vorraussichtlich nicht schaffen werde.</text:p>
      <text:p text:style-name="Standard"/>
      <text:p text:style-name="Standard">Ich bin weiterhin hochmotiviert, da die Untersuchungen und die Software, die ich im Rahmen meiner Bachelor-Thesis durchführe und schreibe, ein Traum meiner Kindheit sind. Sie würden mir in außerordentlichem Maße helfen, wenn sie mir die vollen zwei Monate verlängerter Abgabezeit gewähren.<text:line-break/></text:p>
      <text:p text:style-name="Standard"/>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lvin Dell'Oro</meta:initial-creator>
    <meta:creation-date>2022-11-29T12:41:13.91</meta:creation-date>
    <dc:date>2022-11-29T13:52:16.35</dc:date>
    <dc:creator>Calvin Dell'Oro</dc:creator>
    <meta:editing-duration>PT53M51S</meta:editing-duration>
    <meta:editing-cycles>2</meta:editing-cycles>
    <meta:generator>OpenOffice/4.1.9$Win32 OpenOffice.org_project/419m1$Build-9805</meta:generator>
    <meta:document-statistic meta:table-count="0" meta:image-count="0" meta:object-count="0" meta:page-count="1" meta:paragraph-count="3" meta:word-count="188" meta:character-count="1350"/>
  </office:meta>
</office:document-meta>
</file>